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2.1256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2.20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b3b3b3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60">
      <style:table-cell-properties fo:background-color="#ffffff"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/>
      <style:text-properties fo:font-weight="bold" style:font-weight-asian="bold" style:font-weight-complex="bold"/>
    </style:style>
  </office:automatic-styles>
  <office:body>
    <office:spreadsheet>
      <table:table table:name="time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16" table:default-cell-style-name="ce9"/>
        <table:table-row table:style-name="ro1">
          <table:table-cell table:style-name="ce5" office:value-type="string" calcext:value-type="string">
            <text:p>all/Minutes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all/Seconds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ignal/Minutes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ignal/Seconds</text:p>
          </table:table-cell>
          <table:table-cell table:style-name="ce5" office:value-type="string" calcext:value-type="string">
            <text:p>result</text:p>
          </table:table-cell>
          <table:table-cell table:style-name="ce11" table:number-columns-repeated="1016"/>
        </table:table-row>
        <table:table-row table:style-name="ro1"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generalized pareto'</text:p>
          </table:table-cell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generalized pareto'</text:p>
          </table:table-cell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weibull'</text:p>
          </table:table-cell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generalized pareto'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LogL</text:p>
          </table:table-cell>
          <table:table-cell table:style-name="ce10" office:value-type="float" office:value="1114.7" calcext:value-type="float">
            <text:p>1.11E+003</text:p>
          </table:table-cell>
          <table:table-cell table:style-name="ce6" office:value-type="string" calcext:value-type="string">
            <text:p>NLogL</text:p>
          </table:table-cell>
          <table:table-cell table:style-name="ce10" office:value-type="float" office:value="-76609" calcext:value-type="float">
            <text:p>-7.66E+004</text:p>
          </table:table-cell>
          <table:table-cell table:style-name="ce6" office:value-type="string" calcext:value-type="string">
            <text:p>NLogL</text:p>
          </table:table-cell>
          <table:table-cell table:style-name="ce6" office:value-type="float" office:value="961.7137" calcext:value-type="float">
            <text:p>961.7137</text:p>
          </table:table-cell>
          <table:table-cell table:style-name="ce6" office:value-type="string" calcext:value-type="string">
            <text:p>NLogL</text:p>
          </table:table-cell>
          <table:table-cell table:style-name="ce10" office:value-type="float" office:value="-105350" calcext:value-type="float">
            <text:p>-1.05E+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IC</text:p>
          </table:table-cell>
          <table:table-cell table:style-name="ce10" office:value-type="float" office:value="2243.8" calcext:value-type="float">
            <text:p>2.24E+003</text:p>
          </table:table-cell>
          <table:table-cell table:style-name="ce6" office:value-type="string" calcext:value-type="string">
            <text:p>BIC</text:p>
          </table:table-cell>
          <table:table-cell table:style-name="ce10" office:value-type="float" office:value="-153190" calcext:value-type="float">
            <text:p>-1.53E+005</text:p>
          </table:table-cell>
          <table:table-cell table:style-name="ce6" office:value-type="string" calcext:value-type="string">
            <text:p>BIC</text:p>
          </table:table-cell>
          <table:table-cell table:style-name="ce10" office:value-type="float" office:value="1933" calcext:value-type="float">
            <text:p>1.93E+003</text:p>
          </table:table-cell>
          <table:table-cell table:style-name="ce6" office:value-type="string" calcext:value-type="string">
            <text:p>BIC</text:p>
          </table:table-cell>
          <table:table-cell table:style-name="ce10" office:value-type="float" office:value="-210670" calcext:value-type="float">
            <text:p>-2.11E+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IC</text:p>
          </table:table-cell>
          <table:table-cell table:style-name="ce10" office:value-type="float" office:value="2235.5" calcext:value-type="float">
            <text:p>2.24E+003</text:p>
          </table:table-cell>
          <table:table-cell table:style-name="ce6" office:value-type="string" calcext:value-type="string">
            <text:p>AIC</text:p>
          </table:table-cell>
          <table:table-cell table:style-name="ce10" office:value-type="float" office:value="-153210" calcext:value-type="float">
            <text:p>-1.53E+005</text:p>
          </table:table-cell>
          <table:table-cell table:style-name="ce6" office:value-type="string" calcext:value-type="string">
            <text:p>AIC</text:p>
          </table:table-cell>
          <table:table-cell table:style-name="ce10" office:value-type="float" office:value="1927.4" calcext:value-type="float">
            <text:p>1.93E+003</text:p>
          </table:table-cell>
          <table:table-cell table:style-name="ce6" office:value-type="string" calcext:value-type="string">
            <text:p>AIC</text:p>
          </table:table-cell>
          <table:table-cell table:style-name="ce10" office:value-type="float" office:value="-210690" calcext:value-type="float">
            <text:p>-2.11E+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ICc</text:p>
          </table:table-cell>
          <table:table-cell table:style-name="ce10" office:value-type="float" office:value="2235.7" calcext:value-type="float">
            <text:p>2.24E+003</text:p>
          </table:table-cell>
          <table:table-cell table:style-name="ce6" office:value-type="string" calcext:value-type="string">
            <text:p>AICc</text:p>
          </table:table-cell>
          <table:table-cell table:style-name="ce10" office:value-type="float" office:value="-153210" calcext:value-type="float">
            <text:p>-1.53E+005</text:p>
          </table:table-cell>
          <table:table-cell table:style-name="ce6" office:value-type="string" calcext:value-type="string">
            <text:p>AICc</text:p>
          </table:table-cell>
          <table:table-cell table:style-name="ce10" office:value-type="float" office:value="1927.5" calcext:value-type="float">
            <text:p>1.93E+003</text:p>
          </table:table-cell>
          <table:table-cell table:style-name="ce6" office:value-type="string" calcext:value-type="string">
            <text:p>AICc</text:p>
          </table:table-cell>
          <table:table-cell table:style-name="ce10" office:value-type="float" office:value="-210690" calcext:value-type="float">
            <text:p>-2.11E+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k''sigma''theta'}</text:p>
          </table:table-cell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k''sigma''theta'}</text:p>
          </table:table-cell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A''B'}</text:p>
          </table:table-cell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k''sigma''theta'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shape''scale''threshold'}</text:p>
          </table:table-cell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shape''scale''threshold'}</text:p>
          </table:table-cell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scale''shape'}</text:p>
          </table:table-cell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shape''scale''threshold'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2.4458 345.0529 3.0000]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21.3553 4.6805e-15 -2.2204e-15]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987.7438 0.6580]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17.5253 3.9828e-15 -2.2204e-15]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oise/Minutes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noise/Seconds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portscan/Minutes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portscan/Seconds</text:p>
          </table:table-cell>
          <table:table-cell table:style-name="ce5" office:value-type="string" calcext:value-type="string">
            <text:p>result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generalized pareto'</text:p>
          </table:table-cell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logistic'</text:p>
          </table:table-cell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generalized pareto'</text:p>
          </table:table-cell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generalized pareto'</text:p>
          </table:table-cell>
          <table:table-cell table:style-name="ce11" table:number-columns-repeated="1016"/>
        </table:table-row>
        <table:table-row table:style-name="ro1">
          <table:table-cell table:style-name="ce6" office:value-type="string" calcext:value-type="string">
            <text:p>NLogL</text:p>
          </table:table-cell>
          <table:table-cell table:style-name="ce10" office:value-type="float" office:value="-3645.9" calcext:value-type="float">
            <text:p>-3.65E+003</text:p>
          </table:table-cell>
          <table:table-cell table:style-name="ce6" office:value-type="string" calcext:value-type="string">
            <text:p>NLogL</text:p>
          </table:table-cell>
          <table:table-cell table:style-name="ce10" office:value-type="float" office:value="-24797000" calcext:value-type="float">
            <text:p>-2.48E+007</text:p>
          </table:table-cell>
          <table:table-cell table:style-name="ce6" office:value-type="string" calcext:value-type="string">
            <text:p>NLogL</text:p>
          </table:table-cell>
          <table:table-cell table:style-name="ce10" office:value-type="float" office:value="-3421.2" calcext:value-type="float">
            <text:p>-3.42E+003</text:p>
          </table:table-cell>
          <table:table-cell table:style-name="ce6" office:value-type="string" calcext:value-type="string">
            <text:p>NLogL</text:p>
          </table:table-cell>
          <table:table-cell table:style-name="ce10" office:value-type="float" office:value="-232070" calcext:value-type="float">
            <text:p>-2.32E+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IC</text:p>
          </table:table-cell>
          <table:table-cell table:style-name="ce10" office:value-type="float" office:value="-7277.4" calcext:value-type="float">
            <text:p>-7.28E+003</text:p>
          </table:table-cell>
          <table:table-cell table:style-name="ce6" office:value-type="string" calcext:value-type="string">
            <text:p>BIC</text:p>
          </table:table-cell>
          <table:table-cell table:style-name="ce10" office:value-type="float" office:value="-49594000" calcext:value-type="float">
            <text:p>-4.96E+007</text:p>
          </table:table-cell>
          <table:table-cell table:style-name="ce6" office:value-type="string" calcext:value-type="string">
            <text:p>BIC</text:p>
          </table:table-cell>
          <table:table-cell table:style-name="ce10" office:value-type="float" office:value="-6828.1" calcext:value-type="float">
            <text:p>-6.83E+003</text:p>
          </table:table-cell>
          <table:table-cell table:style-name="ce6" office:value-type="string" calcext:value-type="string">
            <text:p>BIC</text:p>
          </table:table-cell>
          <table:table-cell table:style-name="ce10" office:value-type="float" office:value="-464120" calcext:value-type="float">
            <text:p>-4.64E+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IC</text:p>
          </table:table-cell>
          <table:table-cell table:style-name="ce10" office:value-type="float" office:value="-7285.7" calcext:value-type="float">
            <text:p>-7.29E+003</text:p>
          </table:table-cell>
          <table:table-cell table:style-name="ce6" office:value-type="string" calcext:value-type="string">
            <text:p>AIC</text:p>
          </table:table-cell>
          <table:table-cell table:style-name="ce10" office:value-type="float" office:value="-49594000" calcext:value-type="float">
            <text:p>-4.96E+007</text:p>
          </table:table-cell>
          <table:table-cell table:style-name="ce6" office:value-type="string" calcext:value-type="string">
            <text:p>AIC</text:p>
          </table:table-cell>
          <table:table-cell table:style-name="ce10" office:value-type="float" office:value="-6836.5" calcext:value-type="float">
            <text:p>-6.84E+003</text:p>
          </table:table-cell>
          <table:table-cell table:style-name="ce6" office:value-type="string" calcext:value-type="string">
            <text:p>AIC</text:p>
          </table:table-cell>
          <table:table-cell table:style-name="ce10" office:value-type="float" office:value="-464140" calcext:value-type="float">
            <text:p>-4.64E+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ICc</text:p>
          </table:table-cell>
          <table:table-cell table:style-name="ce10" office:value-type="float" office:value="-7285.5" calcext:value-type="float">
            <text:p>-7.29E+003</text:p>
          </table:table-cell>
          <table:table-cell table:style-name="ce6" office:value-type="string" calcext:value-type="string">
            <text:p>AICc</text:p>
          </table:table-cell>
          <table:table-cell table:style-name="ce10" office:value-type="float" office:value="-49594000" calcext:value-type="float">
            <text:p>-4.96E+007</text:p>
          </table:table-cell>
          <table:table-cell table:style-name="ce6" office:value-type="string" calcext:value-type="string">
            <text:p>AICc</text:p>
          </table:table-cell>
          <table:table-cell table:style-name="ce10" office:value-type="float" office:value="-6836.3" calcext:value-type="float">
            <text:p>-6.84E+003</text:p>
          </table:table-cell>
          <table:table-cell table:style-name="ce6" office:value-type="string" calcext:value-type="string">
            <text:p>AICc</text:p>
          </table:table-cell>
          <table:table-cell table:style-name="ce10" office:value-type="float" office:value="-464140" calcext:value-type="float">
            <text:p>-4.64E+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k''sigma''theta'}</text:p>
          </table:table-cell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mu''sigma'}</text:p>
          </table:table-cell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k''sigma''theta'}</text:p>
          </table:table-cell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k''sigma''theta'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shape''scale''threshold'}</text:p>
          </table:table-cell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location''scale'}</text:p>
          </table:table-cell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shape''scale''threshold'}</text:p>
          </table:table-cell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shape''scale''threshold'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2.3099 2.3318e-15 -2.2204e-15]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-0.0054 6.1357e-06]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4.1444 2.4208e-15 -2.2204e-15]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0.5010 2.2381e-15 -2.2204e-15]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ynflood/Minutes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ynflood/Seconds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fraggle/Minutes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fraggle/Seconds</text:p>
          </table:table-cell>
          <table:table-cell table:style-name="ce5" office:value-type="string" calcext:value-type="string">
            <text:p>result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generalized pareto'</text:p>
          </table:table-cell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generalized pareto'</text:p>
          </table:table-cell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generalized pareto'</text:p>
          </table:table-cell>
          <table:table-cell table:style-name="ce6" office:value-type="string" calcext:value-type="string">
            <text:p>DistName</text:p>
          </table:table-cell>
          <table:table-cell table:style-name="ce6" office:value-type="string" calcext:value-type="string">
            <text:p>'generalized pareto'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LogL</text:p>
          </table:table-cell>
          <table:table-cell table:style-name="ce10" office:value-type="float" office:value="-3268.2" calcext:value-type="float">
            <text:p>-3.27E+003</text:p>
          </table:table-cell>
          <table:table-cell table:style-name="ce6" office:value-type="string" calcext:value-type="string">
            <text:p>NLogL</text:p>
          </table:table-cell>
          <table:table-cell table:style-name="ce10" office:value-type="float" office:value="-200050" calcext:value-type="float">
            <text:p>-2.00E+005</text:p>
          </table:table-cell>
          <table:table-cell table:style-name="ce6" office:value-type="string" calcext:value-type="string">
            <text:p>NLogL</text:p>
          </table:table-cell>
          <table:table-cell table:style-name="ce10" office:value-type="float" office:value="-3117.6" calcext:value-type="float">
            <text:p>-3.12E+003</text:p>
          </table:table-cell>
          <table:table-cell table:style-name="ce6" office:value-type="string" calcext:value-type="string">
            <text:p>NLogL</text:p>
          </table:table-cell>
          <table:table-cell table:style-name="ce10" office:value-type="float" office:value="-198100" calcext:value-type="float">
            <text:p>-1.98E+005</text:p>
          </table:table-cell>
          <table:table-cell table:style-name="ce11" table:number-columns-repeated="1016"/>
        </table:table-row>
        <table:table-row table:style-name="ro1">
          <table:table-cell table:style-name="ce6" office:value-type="string" calcext:value-type="string">
            <text:p>BIC</text:p>
          </table:table-cell>
          <table:table-cell table:style-name="ce10" office:value-type="float" office:value="-6522.1" calcext:value-type="float">
            <text:p>-6.52E+003</text:p>
          </table:table-cell>
          <table:table-cell table:style-name="ce6" office:value-type="string" calcext:value-type="string">
            <text:p>BIC</text:p>
          </table:table-cell>
          <table:table-cell table:style-name="ce10" office:value-type="float" office:value="-400060" calcext:value-type="float">
            <text:p>-4.00E+005</text:p>
          </table:table-cell>
          <table:table-cell table:style-name="ce6" office:value-type="string" calcext:value-type="string">
            <text:p>BIC</text:p>
          </table:table-cell>
          <table:table-cell table:style-name="ce10" office:value-type="float" office:value="-6220.8" calcext:value-type="float">
            <text:p>-6.22E+003</text:p>
          </table:table-cell>
          <table:table-cell table:style-name="ce6" office:value-type="string" calcext:value-type="string">
            <text:p>BIC</text:p>
          </table:table-cell>
          <table:table-cell table:style-name="ce10" office:value-type="float" office:value="-396180" calcext:value-type="float">
            <text:p>-3.96E+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IC</text:p>
          </table:table-cell>
          <table:table-cell table:style-name="ce10" office:value-type="float" office:value="-6530.5" calcext:value-type="float">
            <text:p>-6.53E+003</text:p>
          </table:table-cell>
          <table:table-cell table:style-name="ce6" office:value-type="string" calcext:value-type="string">
            <text:p>AIC</text:p>
          </table:table-cell>
          <table:table-cell table:style-name="ce10" office:value-type="float" office:value="-400080" calcext:value-type="float">
            <text:p>-4.00E+005</text:p>
          </table:table-cell>
          <table:table-cell table:style-name="ce6" office:value-type="string" calcext:value-type="string">
            <text:p>AIC</text:p>
          </table:table-cell>
          <table:table-cell table:style-name="ce10" office:value-type="float" office:value="-6229.2" calcext:value-type="float">
            <text:p>-6.23E+003</text:p>
          </table:table-cell>
          <table:table-cell table:style-name="ce6" office:value-type="string" calcext:value-type="string">
            <text:p>AIC</text:p>
          </table:table-cell>
          <table:table-cell table:style-name="ce10" office:value-type="float" office:value="-396200" calcext:value-type="float">
            <text:p>-3.96E+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ICc</text:p>
          </table:table-cell>
          <table:table-cell table:style-name="ce10" office:value-type="float" office:value="-6530.3" calcext:value-type="float">
            <text:p>-6.53E+003</text:p>
          </table:table-cell>
          <table:table-cell table:style-name="ce6" office:value-type="string" calcext:value-type="string">
            <text:p>AICc</text:p>
          </table:table-cell>
          <table:table-cell table:style-name="ce10" office:value-type="float" office:value="-400080" calcext:value-type="float">
            <text:p>-4.00E+005</text:p>
          </table:table-cell>
          <table:table-cell table:style-name="ce6" office:value-type="string" calcext:value-type="string">
            <text:p>AICc</text:p>
          </table:table-cell>
          <table:table-cell table:style-name="ce10" office:value-type="float" office:value="-6229" calcext:value-type="float">
            <text:p>-6.23E+003</text:p>
          </table:table-cell>
          <table:table-cell table:style-name="ce6" office:value-type="string" calcext:value-type="string">
            <text:p>AICc</text:p>
          </table:table-cell>
          <table:table-cell table:style-name="ce10" office:value-type="float" office:value="-396200" calcext:value-type="float">
            <text:p>-3.96E+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k''sigma''theta'}</text:p>
          </table:table-cell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k''sigma''theta'}</text:p>
          </table:table-cell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k''sigma''theta'}</text:p>
          </table:table-cell>
          <table:table-cell table:style-name="ce6" office:value-type="string" calcext:value-type="string">
            <text:p>ParamNames</text:p>
          </table:table-cell>
          <table:table-cell table:style-name="ce6" office:value-type="string" calcext:value-type="string">
            <text:p>{'k''sigma''theta'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shape''scale''threshold'}</text:p>
          </table:table-cell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shape''scale''threshold'}</text:p>
          </table:table-cell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shape''scale''threshold'}</text:p>
          </table:table-cell>
          <table:table-cell table:style-name="ce6" office:value-type="string" calcext:value-type="string">
            <text:p>ParamDescription</text:p>
          </table:table-cell>
          <table:table-cell table:style-name="ce6" office:value-type="string" calcext:value-type="string">
            <text:p>{'shape''scale''threshold'}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5.4017 2.4638e-15 -2.2204e-15]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4.8552 2.4585e-15 -2.2204e-15]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6.6280 2.5367e-15 -2.2204e-15]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[5.1254 2.4579e-15 -2.2204e-15]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ca, testar se sas utiliza</text:p>
          </table:table-cell>
          <table:table-cell table:style-name="ce8" table:number-columns-repeated="7"/>
          <table:table-cell table:number-columns-repeated="1016"/>
        </table:table-row>
        <table:table-row table:style-name="ro1">
          <table:table-cell table:style-name="ce8" office:value-type="string" calcext:value-type="string">
            <text:p>parafac com a terceira dimensão sendo o tamanho dos pacotes</text:p>
          </table:table-cell>
          <table:table-cell table:style-name="ce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outra possibilidade é quebrar a dimensão tempo em duas dimensões st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ar se há uma estrutura tensorial ao quebrar o tempo em q perío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ide win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s contato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6" table:default-cell-style-name="ce3"/>
        <table:table-row table:style-name="ro1">
          <table:table-cell table:style-name="ce1" office:value-type="string" calcext:value-type="string">
            <text:p>all\Minutes</text:p>
          </table:table-cell>
          <table:table-cell table:style-name="ce1"/>
          <table:table-cell table:style-name="ce1" office:value-type="string" calcext:value-type="string">
            <text:p>all\Seconds</text:p>
          </table:table-cell>
          <table:table-cell table:style-name="ce1"/>
          <table:table-cell table:style-name="ce1" office:value-type="string" calcext:value-type="string">
            <text:p>signal\Minutes</text:p>
          </table:table-cell>
          <table:table-cell table:style-name="ce1"/>
          <table:table-cell table:style-name="ce1" office:value-type="string" calcext:value-type="string">
            <text:p>signal\Seconds</text:p>
          </table:table-cell>
          <table:table-cell table:style-name="ce1"/>
          <table:table-cell table:style-name="ce7" table:number-columns-repeated="1016"/>
        </table:table-row>
        <table:table-row table:style-name="ro1"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loglogistic'</text:p>
          </table:table-cell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loglogistic'</text:p>
          </table:table-cell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generalized pareto'</text:p>
          </table:table-cell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generalized pareto'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LogL</text:p>
          </table:table-cell>
          <table:table-cell table:style-name="ce2" office:value-type="float" office:value="153.3935" calcext:value-type="float">
            <text:p>153.3935</text:p>
          </table:table-cell>
          <table:table-cell table:style-name="ce2" office:value-type="string" calcext:value-type="string">
            <text:p>NLogL</text:p>
          </table:table-cell>
          <table:table-cell table:style-name="ce2" office:value-type="float" office:value="153.3935" calcext:value-type="float">
            <text:p>153.3935</text:p>
          </table:table-cell>
          <table:table-cell table:style-name="ce2" office:value-type="string" calcext:value-type="string">
            <text:p>NLogL</text:p>
          </table:table-cell>
          <table:table-cell table:style-name="ce2" office:value-type="float" office:value="-303.4995" calcext:value-type="float">
            <text:p>-303.4995</text:p>
          </table:table-cell>
          <table:table-cell table:style-name="ce2" office:value-type="string" calcext:value-type="string">
            <text:p>NLogL</text:p>
          </table:table-cell>
          <table:table-cell table:style-name="ce2" office:value-type="float" office:value="-303.4995" calcext:value-type="float">
            <text:p>-303.499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C</text:p>
          </table:table-cell>
          <table:table-cell table:style-name="ce2" office:value-type="float" office:value="312.4533" calcext:value-type="float">
            <text:p>312.4533</text:p>
          </table:table-cell>
          <table:table-cell table:style-name="ce2" office:value-type="string" calcext:value-type="string">
            <text:p>BIC</text:p>
          </table:table-cell>
          <table:table-cell table:style-name="ce2" office:value-type="float" office:value="312.4533" calcext:value-type="float">
            <text:p>312.4533</text:p>
          </table:table-cell>
          <table:table-cell table:style-name="ce2" office:value-type="string" calcext:value-type="string">
            <text:p>BIC</text:p>
          </table:table-cell>
          <table:table-cell table:style-name="ce2" office:value-type="float" office:value="-598.4994" calcext:value-type="float">
            <text:p>-598.4994</text:p>
          </table:table-cell>
          <table:table-cell table:style-name="ce2" office:value-type="string" calcext:value-type="string">
            <text:p>BIC</text:p>
          </table:table-cell>
          <table:table-cell table:style-name="ce2" office:value-type="float" office:value="-598.4994" calcext:value-type="float">
            <text:p>-598.499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IC</text:p>
          </table:table-cell>
          <table:table-cell table:style-name="ce2" office:value-type="float" office:value="310.7869" calcext:value-type="float">
            <text:p>310.7869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310.7869" calcext:value-type="float">
            <text:p>310.7869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-600.999" calcext:value-type="float">
            <text:p>-600.999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-600.999" calcext:value-type="float">
            <text:p>-600.9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ICc</text:p>
          </table:table-cell>
          <table:table-cell table:style-name="ce2" office:value-type="float" office:value="311.6441" calcext:value-type="float">
            <text:p>311.6441</text:p>
          </table:table-cell>
          <table:table-cell table:style-name="ce2" office:value-type="string" calcext:value-type="string">
            <text:p>AICc</text:p>
          </table:table-cell>
          <table:table-cell table:style-name="ce2" office:value-type="float" office:value="311.6441" calcext:value-type="float">
            <text:p>311.6441</text:p>
          </table:table-cell>
          <table:table-cell table:style-name="ce2" office:value-type="string" calcext:value-type="string">
            <text:p>AICc</text:p>
          </table:table-cell>
          <table:table-cell table:style-name="ce2" office:value-type="float" office:value="-599.1529" calcext:value-type="float">
            <text:p>-599.1529</text:p>
          </table:table-cell>
          <table:table-cell table:style-name="ce2" office:value-type="string" calcext:value-type="string">
            <text:p>AICc</text:p>
          </table:table-cell>
          <table:table-cell table:style-name="ce2" office:value-type="float" office:value="-599.1529" calcext:value-type="float">
            <text:p>-599.152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mu''sigma'}</text:p>
          </table:table-cell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mu''sigma'}</text:p>
          </table:table-cell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k''sigma''theta'}</text:p>
          </table:table-cell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k''sigma''theta'}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log location''log scale'}</text:p>
          </table:table-cell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log location''log scale'}</text:p>
          </table:table-cell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shape''scale''threshold'}</text:p>
          </table:table-cell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shape''scale''threshold'}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5.7894 2.2387]</text:p>
          </table:table-cell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5.7894 2.2387]</text:p>
          </table:table-cell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14.5107 3.2386e-15 -2.2204e-15]</text:p>
          </table:table-cell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14.5107 3.2386e-15 -2.2204e-15]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se\Minutes</text:p>
          </table:table-cell>
          <table:table-cell table:style-name="ce1"/>
          <table:table-cell table:style-name="ce1" office:value-type="string" calcext:value-type="string">
            <text:p>noise\Seconds</text:p>
          </table:table-cell>
          <table:table-cell table:style-name="ce1"/>
          <table:table-cell table:style-name="ce1" office:value-type="string" calcext:value-type="string">
            <text:p>portscan\Minutes</text:p>
          </table:table-cell>
          <table:table-cell table:style-name="ce1"/>
          <table:table-cell table:style-name="ce1" office:value-type="string" calcext:value-type="string">
            <text:p>portscan\Seconds</text:p>
          </table:table-cell>
          <table:table-cell table:style-name="ce1"/>
          <table:table-cell table:style-name="ce7" table:number-columns-repeated="1016"/>
        </table:table-row>
        <table:table-row table:style-name="ro1"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generalized pareto'</text:p>
          </table:table-cell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generalized pareto'</text:p>
          </table:table-cell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generalized pareto'</text:p>
          </table:table-cell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generalized pareto'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NLogL</text:p>
          </table:table-cell>
          <table:table-cell table:style-name="ce2" office:value-type="float" office:value="-452.4792" calcext:value-type="float">
            <text:p>-452.4792</text:p>
          </table:table-cell>
          <table:table-cell table:style-name="ce2" office:value-type="string" calcext:value-type="string">
            <text:p><text:s/>NLogL</text:p>
          </table:table-cell>
          <table:table-cell table:style-name="ce2" office:value-type="float" office:value="-452.4792" calcext:value-type="float">
            <text:p>-452.4792</text:p>
          </table:table-cell>
          <table:table-cell table:style-name="ce2" office:value-type="string" calcext:value-type="string">
            <text:p>NLogL</text:p>
          </table:table-cell>
          <table:table-cell table:style-name="ce2" office:value-type="float" office:value="-85.4097" calcext:value-type="float">
            <text:p>-85.4097</text:p>
          </table:table-cell>
          <table:table-cell table:style-name="ce2" office:value-type="string" calcext:value-type="string">
            <text:p>NLogL</text:p>
          </table:table-cell>
          <table:table-cell table:style-name="ce2" office:value-type="float" office:value="-85.4097" calcext:value-type="float">
            <text:p>-85.409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BIC</text:p>
          </table:table-cell>
          <table:table-cell table:style-name="ce2" office:value-type="float" office:value="-896.4587" calcext:value-type="float">
            <text:p>-896.4587</text:p>
          </table:table-cell>
          <table:table-cell table:style-name="ce2" office:value-type="string" calcext:value-type="string">
            <text:p><text:s/>BIC</text:p>
          </table:table-cell>
          <table:table-cell table:style-name="ce2" office:value-type="float" office:value="-896.4587" calcext:value-type="float">
            <text:p>-896.4587</text:p>
          </table:table-cell>
          <table:table-cell table:style-name="ce2" office:value-type="string" calcext:value-type="string">
            <text:p>BIC</text:p>
          </table:table-cell>
          <table:table-cell table:style-name="ce2" office:value-type="float" office:value="-162.3197" calcext:value-type="float">
            <text:p>-162.3197</text:p>
          </table:table-cell>
          <table:table-cell table:style-name="ce2" office:value-type="string" calcext:value-type="string">
            <text:p>BIC</text:p>
          </table:table-cell>
          <table:table-cell table:style-name="ce2" office:value-type="float" office:value="-162.3197" calcext:value-type="float">
            <text:p>-162.319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AIC</text:p>
          </table:table-cell>
          <table:table-cell table:style-name="ce2" office:value-type="float" office:value="-898.9583" calcext:value-type="float">
            <text:p>-898.9583</text:p>
          </table:table-cell>
          <table:table-cell table:style-name="ce2" office:value-type="string" calcext:value-type="string">
            <text:p><text:s/>AIC</text:p>
          </table:table-cell>
          <table:table-cell table:style-name="ce2" office:value-type="float" office:value="-898.9583" calcext:value-type="float">
            <text:p>-898.9583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-164.8194" calcext:value-type="float">
            <text:p>-164.8194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-164.8194" calcext:value-type="float">
            <text:p>-164.819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ICc</text:p>
          </table:table-cell>
          <table:table-cell table:style-name="ce2" office:value-type="float" office:value="-897.1122" calcext:value-type="float">
            <text:p>-897.1122</text:p>
          </table:table-cell>
          <table:table-cell table:style-name="ce2" office:value-type="string" calcext:value-type="string">
            <text:p>AICc</text:p>
          </table:table-cell>
          <table:table-cell table:style-name="ce2" office:value-type="float" office:value="-897.1122" calcext:value-type="float">
            <text:p>-897.1122</text:p>
          </table:table-cell>
          <table:table-cell table:style-name="ce2" office:value-type="string" calcext:value-type="string">
            <text:p>AICc</text:p>
          </table:table-cell>
          <table:table-cell table:style-name="ce2" office:value-type="float" office:value="-162.9732" calcext:value-type="float">
            <text:p>-162.9732</text:p>
          </table:table-cell>
          <table:table-cell table:style-name="ce2" office:value-type="string" calcext:value-type="string">
            <text:p>AICc</text:p>
          </table:table-cell>
          <table:table-cell table:style-name="ce2" office:value-type="float" office:value="-162.9732" calcext:value-type="float">
            <text:p>-162.973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k''sigma''theta'}</text:p>
          </table:table-cell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k''sigma''theta'}</text:p>
          </table:table-cell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k''sigma''theta'}</text:p>
          </table:table-cell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k''sigma''theta'}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shape''scale''threshold'}</text:p>
          </table:table-cell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shape''scale''threshold'}</text:p>
          </table:table-cell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shape''scale''threshold'}</text:p>
          </table:table-cell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shape''scale''threshold'}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5.9769 2.5739e-15 -2.2204e-15]</text:p>
          </table:table-cell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5.9769 2.5739e-15 -2.2204e-15]</text:p>
          </table:table-cell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26.6041 6.7569e-15 -2.2204e-15]</text:p>
          </table:table-cell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26.6041 6.7569e-15 -2.2204e-15]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ynflood\Minutes</text:p>
          </table:table-cell>
          <table:table-cell table:style-name="ce1"/>
          <table:table-cell table:style-name="ce1" office:value-type="string" calcext:value-type="string">
            <text:p>synflood\Seconds</text:p>
          </table:table-cell>
          <table:table-cell table:style-name="ce1"/>
          <table:table-cell table:style-name="ce1" office:value-type="string" calcext:value-type="string">
            <text:p>fraggle\Minutes</text:p>
          </table:table-cell>
          <table:table-cell table:style-name="ce1"/>
          <table:table-cell table:style-name="ce1" office:value-type="string" calcext:value-type="string">
            <text:p>fraggle\Seconds</text:p>
          </table:table-cell>
          <table:table-cell table:style-name="ce1"/>
          <table:table-cell table:style-name="ce7" table:number-columns-repeated="1016"/>
        </table:table-row>
        <table:table-row table:style-name="ro1"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generalized pareto'</text:p>
          </table:table-cell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generalized pareto'</text:p>
          </table:table-cell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generalized pareto'</text:p>
          </table:table-cell>
          <table:table-cell table:style-name="ce2" office:value-type="string" calcext:value-type="string">
            <text:p>DistName</text:p>
          </table:table-cell>
          <table:table-cell table:style-name="ce2" office:value-type="string" calcext:value-type="string">
            <text:p>'generalized pareto'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LogL</text:p>
          </table:table-cell>
          <table:table-cell table:style-name="ce2" office:value-type="float" office:value="62.7818" calcext:value-type="float">
            <text:p>62.7818</text:p>
          </table:table-cell>
          <table:table-cell table:style-name="ce2" office:value-type="string" calcext:value-type="string">
            <text:p>NLogL</text:p>
          </table:table-cell>
          <table:table-cell table:style-name="ce2" office:value-type="float" office:value="62.7818" calcext:value-type="float">
            <text:p>62.7818</text:p>
          </table:table-cell>
          <table:table-cell table:style-name="ce2" office:value-type="string" calcext:value-type="string">
            <text:p>NLogL</text:p>
          </table:table-cell>
          <table:table-cell table:style-name="ce2" office:value-type="float" office:value="103.3007" calcext:value-type="float">
            <text:p>103.3007</text:p>
          </table:table-cell>
          <table:table-cell table:style-name="ce2" office:value-type="string" calcext:value-type="string">
            <text:p>NLogL</text:p>
          </table:table-cell>
          <table:table-cell table:style-name="ce2" office:value-type="float" office:value="103.3007" calcext:value-type="float">
            <text:p>103.300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C</text:p>
          </table:table-cell>
          <table:table-cell table:style-name="ce2" office:value-type="float" office:value="134.0633" calcext:value-type="float">
            <text:p>134.0633</text:p>
          </table:table-cell>
          <table:table-cell table:style-name="ce2" office:value-type="string" calcext:value-type="string">
            <text:p>BIC</text:p>
          </table:table-cell>
          <table:table-cell table:style-name="ce2" office:value-type="float" office:value="134.0633" calcext:value-type="float">
            <text:p>134.0633</text:p>
          </table:table-cell>
          <table:table-cell table:style-name="ce2" office:value-type="string" calcext:value-type="string">
            <text:p>BIC</text:p>
          </table:table-cell>
          <table:table-cell table:style-name="ce2" office:value-type="float" office:value="215.101" calcext:value-type="float">
            <text:p>215.101</text:p>
          </table:table-cell>
          <table:table-cell table:style-name="ce2" office:value-type="string" calcext:value-type="string">
            <text:p>BIC</text:p>
          </table:table-cell>
          <table:table-cell table:style-name="ce2" office:value-type="float" office:value="215.101" calcext:value-type="float">
            <text:p>215.1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IC</text:p>
          </table:table-cell>
          <table:table-cell table:style-name="ce2" office:value-type="float" office:value="131.5636" calcext:value-type="float">
            <text:p>131.5636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131.5636" calcext:value-type="float">
            <text:p>131.5636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212.6014" calcext:value-type="float">
            <text:p>212.6014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212.6014" calcext:value-type="float">
            <text:p>212.601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ICc</text:p>
          </table:table-cell>
          <table:table-cell table:style-name="ce2" office:value-type="float" office:value="133.4098" calcext:value-type="float">
            <text:p>133.4098</text:p>
          </table:table-cell>
          <table:table-cell table:style-name="ce2" office:value-type="string" calcext:value-type="string">
            <text:p>AICc</text:p>
          </table:table-cell>
          <table:table-cell table:style-name="ce2" office:value-type="float" office:value="133.4098" calcext:value-type="float">
            <text:p>133.4098</text:p>
          </table:table-cell>
          <table:table-cell table:style-name="ce2" office:value-type="string" calcext:value-type="string">
            <text:p>AICc</text:p>
          </table:table-cell>
          <table:table-cell table:style-name="ce2" office:value-type="float" office:value="214.4476" calcext:value-type="float">
            <text:p>214.4476</text:p>
          </table:table-cell>
          <table:table-cell table:style-name="ce2" office:value-type="string" calcext:value-type="string">
            <text:p>AICc</text:p>
          </table:table-cell>
          <table:table-cell table:style-name="ce2" office:value-type="float" office:value="214.4476" calcext:value-type="float">
            <text:p>214.447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k''sigma''theta'}</text:p>
          </table:table-cell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k''sigma''theta'}</text:p>
          </table:table-cell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k''sigma''theta'}</text:p>
          </table:table-cell>
          <table:table-cell table:style-name="ce2" office:value-type="string" calcext:value-type="string">
            <text:p>ParamNames</text:p>
          </table:table-cell>
          <table:table-cell table:style-name="ce2" office:value-type="string" calcext:value-type="string">
            <text:p>{'k''sigma''theta'}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shape''scale''threshold'}</text:p>
          </table:table-cell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shape''scale''threshold'}</text:p>
          </table:table-cell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shape''scale''threshold'}</text:p>
          </table:table-cell>
          <table:table-cell table:style-name="ce2" office:value-type="string" calcext:value-type="string">
            <text:p>ParamDescription</text:p>
          </table:table-cell>
          <table:table-cell table:style-name="ce2" office:value-type="string" calcext:value-type="string">
            <text:p>{'shape''scale''threshold'}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1.9645 2.0720 -2.2204e-15]</text:p>
          </table:table-cell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1.9645 2.0720 -2.2204e-15]</text:p>
          </table:table-cell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2.3064 15.9598 -2.2204e-15]</text:p>
          </table:table-cell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[2.3064 15.9598 -2.2204e-15]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9:36:35.106215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23:23:01.654647800</meta:creation-date>
    <dc:date>2015-04-22T19:57:05.149751130</dc:date>
    <meta:editing-duration>PT36M9S</meta:editing-duration>
    <meta:editing-cycles>5</meta:editing-cycles>
    <meta:generator>LibreOffice/4.2.8.2$Linux_X86_64 LibreOffice_project/420m0$Build-2</meta:generator>
    <meta:document-statistic meta:table-count="2" meta:cell-count="426" meta:object-count="0"/>
  </office:meta>
</office:document-meta>
</file>